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5e53f" officeooo:paragraph-rsid="0005e5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 medical database having following tables:</text:p>
      <text:p text:style-name="P1">Patient table(patient_id,patient_name,Date of Admit,Age,City)</text:p>
      <text:p text:style-name="P1">Doctor table(doc_id,doc_name,qualification,experience,dept,city,salary)</text:p>
      <text:p text:style-name="P1">Treats table(doc_id,patient_id,disease) (use on delete cascade )</text:p>
      <text:p text:style-name="P1">1. Insert at least 5 records in each table.</text:p>
      <text:p text:style-name="P1">select * from Patient;</text:p>
      <text:p text:style-name="P1">+--------+----------+-------------+------+-----------+</text:p>
      <text:p text:style-name="P1">| pat_id | pat_name | DateOfAdmit | age <text:s/>| city <text:s text:c="5"/>|</text:p>
      <text:p text:style-name="P1">+--------+----------+-------------+------+-----------+</text:p>
      <text:p text:style-name="P1">| a10 <text:s text:c="3"/>| Aryan <text:s text:c="3"/>| 2017-05-11 <text:s/>| <text:s text:c="2"/>20 | Mumbai <text:s text:c="3"/>|</text:p>
      <text:p text:style-name="P1">| c12 <text:s text:c="3"/>| Amit <text:s text:c="4"/>| 2017-07-21 <text:s/>| <text:s text:c="2"/>39 | Bangalore |</text:p>
      <text:p text:style-name="P1">| d13 <text:s text:c="3"/>| Anita <text:s text:c="3"/>| 2017-09-25 <text:s/>| <text:s text:c="2"/>49 | Pune <text:s text:c="5"/>|</text:p>
      <text:p text:style-name="P1">| p10 <text:s text:c="3"/>| Sandesh <text:s/>| 2016-07-21 <text:s/>| <text:s text:c="2"/>28 | Pune <text:s text:c="5"/>|</text:p>
      <text:p text:style-name="P1">| x15 <text:s text:c="3"/>| Suyash <text:s text:c="2"/>| 2017-04-17 <text:s/>| <text:s text:c="2"/>29 | Delhi <text:s text:c="4"/>|</text:p>
      <text:p text:style-name="P1">+--------+----------+-------------+------+-----------+</text:p>
      <text:p text:style-name="P1"></text:p>
      <text:p text:style-name="P1">select * from Doctor;</text:p>
      <text:p text:style-name="P1">+--------+----------+---------------+------------+------------+-----------+--------+</text:p>
      <text:p text:style-name="P1">| doc_id | doc_name | qualification | experience | dept <text:s text:c="6"/>| city <text:s text:c="5"/>| salary |</text:p>
      <text:p text:style-name="P1">+--------+----------+---------------+------------+------------+-----------+--------+</text:p>
      <text:p text:style-name="P1">| e1 <text:s text:c="4"/>| Suhas <text:s text:c="3"/>| MD <text:s text:c="11"/>| <text:s text:c="8"/>10 | Dental <text:s text:c="4"/>| Pune <text:s text:c="5"/>| <text:s/>70000 |</text:p>
      <text:p text:style-name="P1">| r5 <text:s text:c="4"/>| Yogesh <text:s text:c="2"/>| MD <text:s text:c="11"/>| <text:s text:c="9"/>8 | Dental <text:s text:c="4"/>| Delhi <text:s text:c="4"/>| <text:s/>40000 |</text:p>
      <text:p text:style-name="P1">| s5 <text:s text:c="4"/>| Mangesh <text:s/>| MBBS <text:s text:c="9"/>| <text:s text:c="8"/>25 | Cardiology | Bangalore | 100000 |</text:p>
      <text:p text:style-name="P1">| w8 <text:s text:c="4"/>| Komal <text:s text:c="3"/>| MBBS <text:s text:c="9"/>| <text:s text:c="8"/>25 | Chemothera | Kolkata <text:s text:c="2"/>| <text:s/>45000 |</text:p>
      <text:p text:style-name="P1">| y3 <text:s text:c="4"/>| Shubham <text:s/>| MBBS <text:s text:c="9"/>| <text:s text:c="8"/>10 | Cardiology | Mumabi <text:s text:c="3"/>| <text:s/>60000 |</text:p>
      <text:p text:style-name="P1">+--------+----------+---------------+------------+------------+-----------+--------+</text:p>
      <text:p text:style-name="P1"></text:p>
      <text:p text:style-name="P1"></text:p>
      <text:p text:style-name="P1">select * from Treats;</text:p>
      <text:p text:style-name="P1">+--------+--------+--------------+</text:p>
      <text:p text:style-name="P1">| doc_id | pat_id | disease <text:s text:c="5"/>|</text:p>
      <text:p text:style-name="P1">+--------+--------+--------------+</text:p>
      <text:p text:style-name="P1">| w8 <text:s text:c="4"/>| p10 <text:s text:c="3"/>| Cancer <text:s text:c="6"/>|</text:p>
      <text:p text:style-name="P1">| w8 <text:s text:c="4"/>| c12 <text:s text:c="3"/>| Cancer <text:s text:c="6"/>|</text:p>
      <text:p text:style-name="P1">| e1 <text:s text:c="4"/>| d13 <text:s text:c="3"/>| Toothache <text:s text:c="3"/>|</text:p>
      <text:p text:style-name="P1">| s5 <text:s text:c="4"/>| x15 <text:s text:c="3"/>| Heart Attack |</text:p>
      <text:p text:style-name="P1">| r5 <text:s text:c="4"/>| a10 <text:s text:c="3"/>| Cavities <text:s text:c="4"/>|</text:p>
      <text:p text:style-name="P1">+--------+--------+--------------+</text:p>
      <text:p text:style-name="P1">5 rows in set (0.00 sec)</text:p>
      <text:p text:style-name="P1"></text:p>
      <text:p text:style-name="P1"></text:p>
      <text:p text:style-name="P1">2. Display all the patient names between age group 18 to 50.</text:p>
      <text:p text:style-name="P1"></text:p>
      <text:p text:style-name="P1">select pat_name from Patient where age between 18 and 50;</text:p>
      <text:p text:style-name="P1">+----------+</text:p>
      <text:p text:style-name="P1">| pat_name |</text:p>
      <text:p text:style-name="P1">+----------+</text:p>
      <text:p text:style-name="P1">| Aryan <text:s text:c="3"/>|</text:p>
      <text:p text:style-name="P1">| Amit <text:s text:c="4"/>|</text:p>
      <text:p text:style-name="P1">| Anita <text:s text:c="3"/>|</text:p>
      <text:p text:style-name="P1">| Sandesh <text:s/>|</text:p>
      <text:p text:style-name="P1">| Suyash <text:s text:c="2"/>|</text:p>
      <text:p text:style-name="P1">+----------+</text:p>
      <text:p text:style-name="P1">5 rows in set (0.00 sec)</text:p>
      <text:p text:style-name="P1"></text:p>
      <text:p text:style-name="P1"><text:soft-page-break/></text:p>
      <text:p text:style-name="P1">3. Display the list of all doctors who are MD.</text:p>
      <text:p text:style-name="P1">select doc_name from Doctor where qualification="MD";</text:p>
      <text:p text:style-name="P1">+----------+</text:p>
      <text:p text:style-name="P1">| doc_name |</text:p>
      <text:p text:style-name="P1">+----------+</text:p>
      <text:p text:style-name="P1">| Suhas <text:s text:c="3"/>|</text:p>
      <text:p text:style-name="P1">| Yogesh <text:s text:c="2"/>|</text:p>
      <text:p text:style-name="P1">+----------+</text:p>
      <text:p text:style-name="P1">2 rows in set (0.00 sec)</text:p>
      <text:p text:style-name="P1"></text:p>
      <text:p text:style-name="P1">4. Display the list of all doctors whose experience&gt;20 years.</text:p>
      <text:p text:style-name="P1"><text:s/>select doc_name from Doctor where experience&gt;20;</text:p>
      <text:p text:style-name="P1">+----------+</text:p>
      <text:p text:style-name="P1">| doc_name |</text:p>
      <text:p text:style-name="P1">+----------+</text:p>
      <text:p text:style-name="P1">| Mangesh <text:s/>|</text:p>
      <text:p text:style-name="P1">| Komal <text:s text:c="3"/>|</text:p>
      <text:p text:style-name="P1">+----------+</text:p>
      <text:p text:style-name="P1">2 rows in set (0.00 sec)</text:p>
      <text:p text:style-name="P1"></text:p>
      <text:p text:style-name="P1"></text:p>
      <text:p text:style-name="P1">5. Display patient names suffering from cancer.</text:p>
      <text:p text:style-name="P1">select pat_name from Patient,Treats where Treats.disease="Cancer" and Treats.pat_id=Patient.pat_id;</text:p>
      <text:p text:style-name="P1">+----------+</text:p>
      <text:p text:style-name="P1">| pat_name |</text:p>
      <text:p text:style-name="P1">+----------+</text:p>
      <text:p text:style-name="P1">| Sandesh <text:s/>|</text:p>
      <text:p text:style-name="P1">| Amit <text:s text:c="4"/>|</text:p>
      <text:p text:style-name="P1">+----------+</text:p>
      <text:p text:style-name="P1">2 rows in set (0.02 sec)</text:p>
      <text:p text:style-name="P1"></text:p>
      <text:p text:style-name="P1">6. Display the patient name &amp; doctor name who is treating the cancer patient.</text:p>
      <text:p text:style-name="P1">select pat_name,doc_name from Patient as p,Doctor as d,Treats as t where disease="Cancer" and d.doc_id=t.doc_id and p.pat_id=t.pat_id;</text:p>
      <text:p text:style-name="P1">+----------+----------+</text:p>
      <text:p text:style-name="P1">| pat_name | doc_name |</text:p>
      <text:p text:style-name="P1">+----------+----------+</text:p>
      <text:p text:style-name="P1">| Sandesh <text:s/>| Komal <text:s text:c="3"/>|</text:p>
      <text:p text:style-name="P1">| Amit <text:s text:c="4"/>| Komal <text:s text:c="3"/>|</text:p>
      <text:p text:style-name="P1">+----------+----------+</text:p>
      <text:p text:style-name="P1">2 rows in set (0.00 sec)</text:p>
      <text:p text:style-name="P1"></text:p>
      <text:p text:style-name="P1"></text:p>
      <text:p text:style-name="P1">7. Display the patient names whose name starts with letter 'a',end with 'a',having a name having exactly 5 letters.</text:p>
      <text:p text:style-name="P1">select pat_name from Patient where pat_name like "a%";</text:p>
      <text:p text:style-name="P1">+----------+</text:p>
      <text:p text:style-name="P1">| pat_name |</text:p>
      <text:p text:style-name="P1">+----------+</text:p>
      <text:p text:style-name="P1">| Aryan <text:s text:c="3"/>|</text:p>
      <text:p text:style-name="P1">| Amit <text:s text:c="4"/>|</text:p>
      <text:p text:style-name="P1">| Anita <text:s text:c="3"/>|</text:p>
      <text:p text:style-name="P1">+----------+</text:p>
      <text:p text:style-name="P1">3 rows in set (0.00 sec)</text:p>
      <text:p text:style-name="P1"></text:p>
      <text:p text:style-name="P1">mysql&gt; select pat_name from Patient where pat_name like "%a";</text:p>
      <text:p text:style-name="P1">+----------+</text:p>
      <text:p text:style-name="P1">| pat_name |</text:p>
      <text:p text:style-name="P1">+----------+</text:p>
      <text:p text:style-name="P1">| Anita <text:s text:c="3"/>|</text:p>
      <text:p text:style-name="P1">+----------+</text:p>
      <text:p text:style-name="P1">1 row in set (0.00 sec)</text:p>
      <text:p text:style-name="P1"><text:soft-page-break/></text:p>
      <text:p text:style-name="P1">mysql&gt; select pat_name from Patient where pat_name like "_ _ _ _ _";</text:p>
      <text:p text:style-name="P1">+----------+ <text:s/></text:p>
      <text:p text:style-name="P1">| pat_name |</text:p>
      <text:p text:style-name="P1">+----------+</text:p>
      <text:p text:style-name="P1">| Aryan <text:s text:c="3"/>|</text:p>
      <text:p text:style-name="P1">| Anita <text:s text:c="3"/>|</text:p>
      <text:p text:style-name="P1">+----------+</text:p>
      <text:p text:style-name="P1">2 rows in set (0.00 sec)</text:p>
      <text:p text:style-name="P1"></text:p>
      <text:p text:style-name="P1">8. Remove all the records of patient with patient_id=p10.</text:p>
      <text:p text:style-name="P1"><text:s/>delete from Patient where pat_id="p10";</text:p>
      <text:p text:style-name="P1">Query OK, 1 row affected (0.04 sec)</text:p>
      <text:p text:style-name="P1"></text:p>
      <text:p text:style-name="P1">mysql&gt; select * from Patient;</text:p>
      <text:p text:style-name="P1">+--------+----------+-------------+------+-----------+</text:p>
      <text:p text:style-name="P1">| pat_id | pat_name | DateOfAdmit | age <text:s/>| city <text:s text:c="5"/>|</text:p>
      <text:p text:style-name="P1">+--------+----------+-------------+------+-----------+</text:p>
      <text:p text:style-name="P1">| a10 <text:s text:c="3"/>| Aryan <text:s text:c="3"/>| 2017-05-11 <text:s/>| <text:s text:c="2"/>20 | Mumbai <text:s text:c="3"/>|</text:p>
      <text:p text:style-name="P1">| c12 <text:s text:c="3"/>| Amit <text:s text:c="4"/>| 2017-07-21 <text:s/>| <text:s text:c="2"/>39 | Bangalore |</text:p>
      <text:p text:style-name="P1">| d13 <text:s text:c="3"/>| Anita <text:s text:c="3"/>| 2017-09-25 <text:s/>| <text:s text:c="2"/>49 | Pune <text:s text:c="5"/>|</text:p>
      <text:p text:style-name="P1">| x15 <text:s text:c="3"/>| Suyash <text:s text:c="2"/>| 2017-04-17 <text:s/>| <text:s text:c="2"/>29 | Delhi <text:s text:c="4"/>|</text:p>
      <text:p text:style-name="P1">+--------+----------+-------------+------+-----------+</text:p>
      <text:p text:style-name="P1">4 rows in set (0.00 sec)</text:p>
      <text:p text:style-name="P1"></text:p>
      <text:p text:style-name="P1">select * from Treats;</text:p>
      <text:p text:style-name="P1">+--------+--------+--------------+</text:p>
      <text:p text:style-name="P1">| doc_id | pat_id | disease <text:s text:c="5"/>|</text:p>
      <text:p text:style-name="P1">+--------+--------+--------------+</text:p>
      <text:p text:style-name="P1">| w8 <text:s text:c="4"/>| c12 <text:s text:c="3"/>| Cancer <text:s text:c="6"/>|</text:p>
      <text:p text:style-name="P1">| e1 <text:s text:c="4"/>| d13 <text:s text:c="3"/>| Toothache <text:s text:c="3"/>|</text:p>
      <text:p text:style-name="P1">| s5 <text:s text:c="4"/>| x15 <text:s text:c="3"/>| Heart Attack |</text:p>
      <text:p text:style-name="P1">| r5 <text:s text:c="4"/>| a10 <text:s text:c="3"/>| Cavities <text:s text:c="4"/>|</text:p>
      <text:p text:style-name="P1">+--------+--------+--------------+</text:p>
      <text:p text:style-name="P1">4 rows in set (0.00 sec)</text:p>
      <text:p text:style-name="P1"></text:p>
      <text:p text:style-name="P1">9. Remove all the records of doctor Suhas.</text:p>
      <text:p text:style-name="P1">select * from Treats;</text:p>
      <text:p text:style-name="P1">+--------+--------+--------------+</text:p>
      <text:p text:style-name="P1">| doc_id | pat_id | disease <text:s text:c="5"/>|</text:p>
      <text:p text:style-name="P1">+--------+--------+--------------+</text:p>
      <text:p text:style-name="P1">| w8 <text:s text:c="4"/>| c12 <text:s text:c="3"/>| Cancer <text:s text:c="6"/>|</text:p>
      <text:p text:style-name="P1">| s5 <text:s text:c="4"/>| x15 <text:s text:c="3"/>| Heart Attack |</text:p>
      <text:p text:style-name="P1">| r5 <text:s text:c="4"/>| a10 <text:s text:c="3"/>| Cavities <text:s text:c="4"/>|</text:p>
      <text:p text:style-name="P1">+--------+--------+--------------+</text:p>
      <text:p text:style-name="P1">3 rows in set (0.00 sec)</text:p>
      <text:p text:style-name="P1"></text:p>
      <text:p text:style-name="P1">mysql&gt; select * from Doctor;</text:p>
      <text:p text:style-name="P1">+--------+----------+---------------+------------+------------+-----------+--------+</text:p>
      <text:p text:style-name="P1">| doc_id | doc_name | qualification | experience | dept <text:s text:c="6"/>| city <text:s text:c="5"/>| salary |</text:p>
      <text:p text:style-name="P1">+--------+----------+---------------+------------+------------+-----------+--------+</text:p>
      <text:p text:style-name="P1">| r5 <text:s text:c="4"/>| Yogesh <text:s text:c="2"/>| MD <text:s text:c="11"/>| <text:s text:c="9"/>8 | Dental <text:s text:c="4"/>| Delhi <text:s text:c="4"/>| <text:s/>40000 |</text:p>
      <text:p text:style-name="P1">| s5 <text:s text:c="4"/>| Mangesh <text:s/>| MBBS <text:s text:c="9"/>| <text:s text:c="8"/>25 | Cardiology | Bangalore | 100000 |</text:p>
      <text:p text:style-name="P1">| w8 <text:s text:c="4"/>| Komal <text:s text:c="3"/>| MBBS <text:s text:c="9"/>| <text:s text:c="8"/>25 | Chemothera | Kolkata <text:s text:c="2"/>| <text:s/>45000 |</text:p>
      <text:p text:style-name="P1">| y3 <text:s text:c="4"/>| Shubham <text:s/>| MBBS <text:s text:c="9"/>| <text:s text:c="8"/>10 | Cardiology | Mumabi <text:s text:c="3"/>| <text:s/>60000 |</text:p>
      <text:p text:style-name="P1">+--------+----------+---------------+------------+------------+-----------+--------+</text:p>
      <text:p text:style-name="P1"><text:soft-page-break/>4 rows in set (0.00 sec)</text:p>
      <text:p text:style-name="P1"></text:p>
      <text:p text:style-name="P1">10. Change the qualification of doctor Shubham from MBBS to MD.</text:p>
      <text:p text:style-name="P1"><text:s/>update Doctor set qualification="MD" where doc_name="Shubham";</text:p>
      <text:p text:style-name="P1">Query OK, 1 row affected (0.03 sec)</text:p>
      <text:p text:style-name="P1">Rows matched: 1 <text:s/>Changed: 1 <text:s/>Warnings: 0</text:p>
      <text:p text:style-name="P1"></text:p>
      <text:p text:style-name="P1">mysql&gt; select * from Doctor;</text:p>
      <text:p text:style-name="P1">+--------+----------+---------------+------------+------------+-----------+--------+</text:p>
      <text:p text:style-name="P1">| doc_id | doc_name | qualification | experience | dept <text:s text:c="6"/>| city <text:s text:c="5"/>| salary |</text:p>
      <text:p text:style-name="P1">+--------+----------+---------------+------------+------------+-----------+--------+</text:p>
      <text:p text:style-name="P1">| r5 <text:s text:c="4"/>| Yogesh <text:s text:c="2"/>| MD <text:s text:c="11"/>| <text:s text:c="9"/>8 | Dental <text:s text:c="4"/>| Delhi <text:s text:c="4"/>| <text:s/>40000 |</text:p>
      <text:p text:style-name="P1">| s5 <text:s text:c="4"/>| Mangesh <text:s/>| MBBS <text:s text:c="9"/>| <text:s text:c="8"/>25 | Cardiology | Bangalore | 100000 |</text:p>
      <text:p text:style-name="P1">| w8 <text:s text:c="4"/>| Komal <text:s text:c="3"/>| MBBS <text:s text:c="9"/>| <text:s text:c="8"/>25 | Chemothera | Kolkata <text:s text:c="2"/>| <text:s/>45000 |</text:p>
      <text:p text:style-name="P1">| y3 <text:s text:c="4"/>| Shubham <text:s/>| MD <text:s text:c="11"/>| <text:s text:c="8"/>10 | Cardiology | Mumabi <text:s text:c="3"/>| <text:s/>60000 |</text:p>
      <text:p text:style-name="P1">+--------+----------+---------------+------------+------------+-----------+--------+</text:p>
      <text:p text:style-name="P1">4 rows in set (0.00 sec)</text:p>
      <text:p text:style-name="P1"></text:p>
      <text:p text:style-name="P1">11. Give 5% salary rates to the dentist and 10% raise to cardiologist (in single query).</text:p>
      <text:p text:style-name="P1">update Doctor set salary=case when dept="Dental" then salary+salary*(0.05) when dept="Cardiology" then salary+salary*(0.1) else salary*1 end;</text:p>
      <text:p text:style-name="P1">Query OK, 3 rows affected (0.05 sec)</text:p>
      <text:p text:style-name="P1">Rows matched: 4 <text:s/>Changed: 3 <text:s/>Warnings: 0</text:p>
      <text:p text:style-name="P1"></text:p>
      <text:p text:style-name="P1">mysql&gt; select * from Doctor;</text:p>
      <text:p text:style-name="P1">+--------+----------+---------------+------------+------------+-----------+--------+</text:p>
      <text:p text:style-name="P1">| doc_id | doc_name | qualification | experience | dept <text:s text:c="6"/>| city <text:s text:c="5"/>| salary |</text:p>
      <text:p text:style-name="P1">+--------+----------+---------------+------------+------------+-----------+--------+</text:p>
      <text:p text:style-name="P1">| r5 <text:s text:c="4"/>| Yogesh <text:s text:c="2"/>| MD <text:s text:c="11"/>| <text:s text:c="9"/>8 | Dental <text:s text:c="4"/>| Delhi <text:s text:c="4"/>| <text:s/>42000 |</text:p>
      <text:p text:style-name="P1">| s5 <text:s text:c="4"/>| Mangesh <text:s/>| MBBS <text:s text:c="9"/>| <text:s text:c="8"/>25 | Cardiology | Bangalore | 110000 |</text:p>
      <text:p text:style-name="P1">| w8 <text:s text:c="4"/>| Komal <text:s text:c="3"/>| MBBS <text:s text:c="9"/>| <text:s text:c="8"/>25 | Chemothera | Kolkata <text:s text:c="2"/>| <text:s/>45000 |</text:p>
      <text:p text:style-name="P1">| y3 <text:s text:c="4"/>| Shubham <text:s/>| MD <text:s text:c="11"/>| <text:s text:c="8"/>10 | Cardiology | Mumabi <text:s text:c="3"/>| <text:s/>66000 |</text:p>
      <text:p text:style-name="P1">+--------+----------+---------------+------------+------------+-----------+--------+</text:p>
      <text:p text:style-name="P1">4 rows in set (0.00 sec)</text:p>
      <text:p text:style-name="P1"></text:p>
      <text:p text:style-name="P1">12. Display dept wise total salary of doctors.</text:p>
      <text:p text:style-name="P1">select dept,sum(salary) from Doctor group by dept;</text:p>
      <text:p text:style-name="P1">+------------+-------------+</text:p>
      <text:p text:style-name="P1">| dept <text:s text:c="6"/>| sum(salary) |</text:p>
      <text:p text:style-name="P1">+------------+-------------+</text:p>
      <text:p text:style-name="P1">| Cardiology | <text:s text:c="5"/>176000 |</text:p>
      <text:p text:style-name="P1">| Chemothera | <text:s text:c="6"/>45000 |</text:p>
      <text:p text:style-name="P1">| Dental <text:s text:c="4"/>| <text:s text:c="6"/>42000 |</text:p>
      <text:p text:style-name="P1">+------------+-------------+</text:p>
      <text:p text:style-name="P1">3 rows in set (0.00 sec)</text:p>
      <text:p text:style-name="P1"></text:p>
      <text:p text:style-name="P1">13. Find the dept that have the highest avg salary.</text:p>
      <text:p text:style-name="P1"><text:soft-page-break/>select dept,avg(salary) from Doctor group by dept having avg(salary)&gt;=all(select avg(salary) from Doctor group by dept);</text:p>
      <text:p text:style-name="P1">+------------+-------------+</text:p>
      <text:p text:style-name="P1">| dept <text:s text:c="6"/>| avg(salary) |</text:p>
      <text:p text:style-name="P1">+------------+-------------+</text:p>
      <text:p text:style-name="P1">| Cardiology | <text:s/>88000.0000 |</text:p>
      <text:p text:style-name="P1">+------------+-------------+</text:p>
      <text:p text:style-name="P1">1 row in set (0.00 sec)</text:p>
      <text:p text:style-name="P1"></text:p>
      <text:p text:style-name="P1">14. Find the avg salary of the doctors in dentist dept.</text:p>
      <text:p text:style-name="P1">select avg(salary) from Doctor where dept="Dental";</text:p>
      <text:p text:style-name="P1">+-------------+</text:p>
      <text:p text:style-name="P1">| avg(salary) |</text:p>
      <text:p text:style-name="P1">+-------------+</text:p>
      <text:p text:style-name="P1">| <text:s/>42000.0000 |</text:p>
      <text:p text:style-name="P1">+-------------+</text:p>
      <text:p text:style-name="P1">1 row in set (0.00 sec)</text:p>
      <text:p text:style-name="P1">15. Find the dept where avg salary of the instructor is more than 50,000.</text:p>
      <text:p text:style-name="P1">select dept from Doctor group by dept having avg(salary)&gt;50000;</text:p>
      <text:p text:style-name="P1">+------------+</text:p>
      <text:p text:style-name="P1">| dept <text:s text:c="6"/>|</text:p>
      <text:p text:style-name="P1">+------------+</text:p>
      <text:p text:style-name="P1">| Cardiology |</text:p>
      <text:p text:style-name="P1">+------------+</text:p>
      <text:p text:style-name="P1">1 row in set (0.02 sec)</text:p>
      <text:p text:style-name="P1"></text:p>
      <text:p text:style-name="P1">16. Find how many doctors work in hospital.</text:p>
      <text:p text:style-name="P1">select count(*) from Doctor;</text:p>
      <text:p text:style-name="P1">+----------+</text:p>
      <text:p text:style-name="P1">| count(*) |</text:p>
      <text:p text:style-name="P1">+----------+</text:p>
      <text:p text:style-name="P1">| <text:s text:c="7"/>4 |</text:p>
      <text:p text:style-name="P1">+----------+</text:p>
      <text:p text:style-name="P1">1 row in set (0.00 sec)</text:p>
      <text:p text:style-name="P1"></text:p>
      <text:p text:style-name="P1">17. Find out how many doctors actually treated a patient.</text:p>
      <text:p text:style-name="P1">select count(distinct doc_id) from Treats;</text:p>
      <text:p text:style-name="P1">+------------------------+</text:p>
      <text:p text:style-name="P1">| count(distinct doc_id) |</text:p>
      <text:p text:style-name="P1">+------------------------+</text:p>
      <text:p text:style-name="P1">| <text:s text:c="21"/>3 |</text:p>
      <text:p text:style-name="P1">+------------------------+</text:p>
      <text:p text:style-name="P1">1 row in set (0.00 sec)</text:p>
      <text:p text:style-name="P1"></text:p>
      <text:p text:style-name="P1">18. List the cities in which either doctor or patient lives.</text:p>
      <text:p text:style-name="P1">select city from Doctor union select city from Patient;</text:p>
      <text:p text:style-name="P1">+-----------+</text:p>
      <text:p text:style-name="P1">| city <text:s text:c="5"/>|</text:p>
      <text:p text:style-name="P1">+-----------+</text:p>
      <text:p text:style-name="P1">| Delhi <text:s text:c="4"/>|</text:p>
      <text:p text:style-name="P1">| Bangalore |</text:p>
      <text:p text:style-name="P1">| Kolkata <text:s text:c="2"/>|</text:p>
      <text:p text:style-name="P1">| Mumbai <text:s text:c="3"/>|</text:p>
      <text:p text:style-name="P1">| Pune <text:s text:c="5"/>|</text:p>
      <text:p text:style-name="P1">+-----------+</text:p>
      <text:p text:style-name="P1">5 rows in set (0.01 sec)</text:p>
      <text:p text:style-name="P1"></text:p>
      <text:p text:style-name="P1"></text:p>
      <text:p text:style-name="P1">19. List the cities in which both the patient &amp; the doctor lives.</text:p>
      <text:p text:style-name="P1">select d.city from Doctor as d,Patient as p where d.city=p.city;</text:p>
      <text:p text:style-name="P1">+-----------+</text:p>
      <text:p text:style-name="P1">| city <text:s text:c="5"/>|</text:p>
      <text:p text:style-name="P1">+-----------+</text:p>
      <text:p text:style-name="P1">| Mumbai <text:s text:c="3"/>|</text:p>
      <text:p text:style-name="P1"><text:soft-page-break/>| Bangalore |</text:p>
      <text:p text:style-name="P1">| Delhi <text:s text:c="4"/>|</text:p>
      <text:p text:style-name="P1">+-----------+</text:p>
      <text:p text:style-name="P1">3 rows in set (0.00 sec)</text:p>
      <text:p text:style-name="P1"></text:p>
      <text:p text:style-name="P1">20. Find out the doctors who have not treated any patient.</text:p>
      <text:p text:style-name="P1">select doc_name,doc_id from Doctor where doc_id not in(select distinct doc_id from Treats);</text:p>
      <text:p text:style-name="P1">+----------+--------+</text:p>
      <text:p text:style-name="P1">| doc_name | doc_id |</text:p>
      <text:p text:style-name="P1">+----------+--------+</text:p>
      <text:p text:style-name="P1">| Shubham <text:s/>| y3 <text:s text:c="4"/>|</text:p>
      <text:p text:style-name="P1">+----------+--------+</text:p>
      <text:p text:style-name="P1">1 row in set (0.00 sec)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296" meta:word-count="1647" meta:character-count="10276" meta:non-whitespace-character-count="7841"/>
    <meta:generator>LibreOffice/4.2.8.2$Linux_X86_64 LibreOffice_project/420m0$Build-2</meta:generator>
  </office:meta>
</office:document-meta>
</file>